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eudo-code :</text:p>
      <text:p text:style-name="Standard"/>
      <text:p text:style-name="P1">Étapes:</text:p>
      <text:list xml:id="list1947687146980387882" text:style-name="L1">
        <text:list-item>
          <text:p text:style-name="P4">boucler jusqu'à avoir 2 cotés (gauche et droite)</text:p>
        </text:list-item>
      </text:list>
      <text:list xml:id="list2202322515931923947" text:style-name="L2">
        <text:list-item>
          <text:list>
            <text:list-item>
              <text:p text:style-name="P5">capturer une ligne dans une position</text:p>
            </text:list-item>
            <text:list-item>
              <text:p text:style-name="P5">trouver la balle sur la ligne (côté gauche et droit)</text:p>
            </text:list-item>
            <text:list-item>
              <text:p text:style-name="P5">si présente</text:p>
              <text:list>
                <text:list-item>
                  <text:p text:style-name="P5">si coté droit pas coupé, sauvegarde la position et tourne vers le côté gauche</text:p>
                </text:list-item>
                <text:list-item>
                  <text:p text:style-name="P5">si côté gauche pas coupé, sau<text:tab/>vegarde la position et tourne vers la droite</text:p>
                </text:list-item>
              </text:list>
            </text:list-item>
            <text:list-item>
              <text:p text:style-name="P5">rotation de &lt; 45°</text:p>
            </text:list-item>
            <text:list-item>
              <text:p text:style-name="P5">reboucle</text:p>
            </text:list-item>
          </text:list>
        </text:list-item>
        <text:list-item>
          <text:p text:style-name="P5">calculer la position de la balle, moyenne des côtés</text:p>
        </text:list-item>
        <text:list-item>
          <text:p text:style-name="P5">calculer la distance approximative de la balle = R/sin(angle/2)</text:p>
        </text:list-item>
      </text:list>
      <text:p text:style-name="P1">Threads nécessaires :</text:p>
      <text:list xml:id="list1981763017631023939" text:style-name="L3">
        <text:list-item>
          <text:p text:style-name="P6">le principal, la recherche ne peut être que séquentie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étection de la bal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31T09:28:11.602000000</meta:creation-date>
    <dc:date>2020-04-04T17:55:13.79</dc:date>
    <meta:editing-duration>PT2H51M39S</meta:editing-duration>
    <meta:editing-cycles>15</meta:editing-cycles>
    <meta:generator>OpenOffice/4.1.7$Win32 OpenOffice.org_project/417m1$Build-9800</meta:generator>
    <dc:creator>William Galand</dc:creator>
    <meta:document-statistic meta:table-count="0" meta:image-count="0" meta:object-count="0" meta:page-count="1" meta:paragraph-count="15" meta:word-count="107" meta:character-count="566"/>
  </office:meta>
</office:document-meta>
</file>